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db65"/>
    </style:style>
    <style:style style:name="P3" style:family="paragraph" style:parent-style-name="Table_20_Contents">
      <style:text-properties officeooo:rsid="001cdb65" officeooo:paragraph-rsid="001cdb65"/>
    </style:style>
    <style:style style:name="P4" style:family="paragraph" style:parent-style-name="Table_20_Contents">
      <style:text-properties officeooo:rsid="001e45af" officeooo:paragraph-rsid="001e45af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45af" officeooo:paragraph-rsid="001e45af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1cdb65" officeooo:paragraph-rsid="001cdb65"/>
    </style:style>
    <style:style style:name="P9" style:family="paragraph" style:parent-style-name="Azione_20_sistema">
      <style:text-properties officeooo:rsid="001cdb65" officeooo:paragraph-rsid="001cdb65"/>
    </style:style>
    <style:style style:name="T1" style:family="text">
      <style:text-properties officeooo:rsid="001cdb65"/>
    </style:style>
    <style:style style:name="T2" style:family="text">
      <style:text-properties fo:font-size="12pt" fo:language="it" fo:country="IT" fo:font-weight="normal" officeooo:rsid="001cdb65" style:font-size-asian="12pt" style:font-weight-asian="normal" style:font-size-complex="12pt" style:font-weight-complex="normal"/>
    </style:style>
    <style:style style:name="T3" style:family="text">
      <style:text-properties officeooo:rsid="0020134f"/>
    </style:style>
    <style:style style:name="T4" style:family="text">
      <style:text-properties officeooo:rsid="0020d6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3">Richiesta modifica</text:span> pasto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</text:span><text:span text:style-name="T2">Genitore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216075" text:style-name="Numerazione_20_UC">
              <text:list-item text:start-value="1">
                <text:p text:style-name="P8">L'utente accede alla sezione per la gestione del piano-pasto del proprio figlio.</text:p>
              </text:list-item>
              <text:list-item>
                <text:p text:style-name="P9">Il sistema mostra la form dove immettere il piano di pasto specifico e il certificato del pediatra.</text:p>
              </text:list-item>
              <text:list-item>
                <text:p text:style-name="P8">L'utente compila i campi e sottomette i dati al sistema.</text:p>
              </text:list-item>
              <text:list-item>
                <text:p text:style-name="P9">Il sistema invia una notifica con la richiesta dell'utente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4">Il sistema</text:span> visualizzala <text:span text:style-name="T4">il messaggio di </text:span>conferma dell'invio della notifica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Il sistema deve mostrare il form entro 20 secondi;<text:line-break/>Il sistema deve mostrare il messaggio di errore o di conferma notifica entro 20 secondi;</text:p>
          </table:table-cell>
        </table:table-row>
      </table:table>
      <text:p text:style-name="P7">Modifica pasto di un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7:31:26.33</meta:creation-date>
    <meta:editing-duration>PT3H20M24S</meta:editing-duration>
    <meta:editing-cycles>3</meta:editing-cycles>
    <meta:generator>LibreOffice/3.6$Windows_x86 LibreOffice_project/da8c1e6-fd468f4-454e206-f42a4a9-143cfd</meta:generator>
    <dc:date>2012-10-25T13:10:38.52</dc:date>
    <meta:document-statistic meta:table-count="1" meta:image-count="0" meta:object-count="0" meta:page-count="1" meta:paragraph-count="18" meta:word-count="134" meta:character-count="852" meta:non-whitespace-character-count="740"/>
  </office:meta>
</office:document-meta>
</file>